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5fc23" officeooo:paragraph-rsid="0005fc23"/>
    </style:style>
    <style:style style:name="P2" style:family="paragraph" style:parent-style-name="Standard">
      <style:text-properties officeooo:rsid="0005fc23" officeooo:paragraph-rsid="0005fc23"/>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5fc23" officeooo:paragraph-rsid="0005fc23" style:font-size-asian="24pt" style:font-weight-asian="bold" style:font-size-complex="24pt" style:font-weight-complex="bold"/>
    </style:style>
    <style:style style:name="P4" style:family="paragraph" style:parent-style-name="Standard">
      <style:text-properties officeooo:rsid="0007a5bf" officeooo:paragraph-rsid="0007a5bf"/>
    </style:style>
    <style:style style:name="P5" style:family="paragraph" style:parent-style-name="Standard" style:list-style-name="L1">
      <style:text-properties officeooo:rsid="0005fc23" officeooo:paragraph-rsid="0007a5bf"/>
    </style:style>
    <style:style style:name="P6" style:family="paragraph" style:parent-style-name="Standard" style:list-style-name="L1">
      <style:text-properties officeooo:rsid="0007a5bf" officeooo:paragraph-rsid="0007a5bf"/>
    </style:style>
    <style:style style:name="P7" style:family="paragraph" style:parent-style-name="Standard" style:list-style-name="L2">
      <style:text-properties officeooo:rsid="0007a5bf" officeooo:paragraph-rsid="0007a5bf"/>
    </style:style>
    <style:style style:name="P8" style:family="paragraph" style:parent-style-name="Standard">
      <style:text-properties officeooo:rsid="0007a5bf" officeooo:paragraph-rsid="0007a5bf"/>
    </style:style>
    <style:style style:name="P9" style:family="paragraph" style:parent-style-name="Standard">
      <style:text-properties officeooo:rsid="000944ac" officeooo:paragraph-rsid="000944ac"/>
    </style:style>
    <style:style style:name="P10" style:family="paragraph" style:parent-style-name="Standard" style:list-style-name="L3">
      <style:text-properties officeooo:rsid="000944ac" officeooo:paragraph-rsid="000944ac"/>
    </style:style>
    <style:style style:name="P11" style:family="paragraph" style:parent-style-name="Standard">
      <style:text-properties officeooo:rsid="0009737d" officeooo:paragraph-rsid="0009737d"/>
    </style:style>
    <style:style style:name="P12" style:family="paragraph" style:parent-style-name="Standard" style:list-style-name="L4">
      <style:text-properties officeooo:rsid="0009737d" officeooo:paragraph-rsid="0009737d"/>
    </style:style>
    <style:style style:name="P13" style:family="paragraph" style:parent-style-name="Standard">
      <style:paragraph-properties fo:break-before="page"/>
      <style:text-properties officeooo:rsid="000944ac" officeooo:paragraph-rsid="000944ac"/>
    </style:style>
    <style:style style:name="T1" style:family="text">
      <style:text-properties style:text-position="super 58%"/>
    </style:style>
    <style:style style:name="T2" style:family="text">
      <style:text-properties style:text-position="sub 58%"/>
    </style:style>
    <style:style style:name="T3" style:family="text">
      <style:text-properties officeooo:rsid="0007a5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travail et la technique</text:p>
      <text:p text:style-name="P2"/>
      <text:p text:style-name="P2">Définitions :</text:p>
      <text:list xml:id="list4600512203076581264" text:style-name="L1">
        <text:list-item>
          <text:p text:style-name="P5">Travail : </text:p>
          <text:list>
            <text:list-header>
              <text:p text:style-name="P5">Ensemble des activités humaines <text:span text:style-name="T3">coordonnées en vue de produire quelque chose, des biens ou des services. Le travail n’est pas immédiatement caractérisé par la rémunération. Il implique une transformation consciente de la nature, et passe par l’utilisation de différentes techniques. Cette production est souvent collective et entraîne une répartition des rôles. On parlera de division sociale du travail pour renvoyer la division en différents métiers, et on parlera de division technique du travail pour renvoyer la division au sein d’un même métier en différentes tâches. </text:span></text:p>
            </text:list-header>
          </text:list>
        </text:list-item>
        <text:list-item>
          <text:p text:style-name="P6">Technique : </text:p>
          <text:list>
            <text:list-header>
              <text:p text:style-name="P6">Ensemble des moyens artificiels mis en œuvre pour parvenir à une fin déterminée. Si ces moyens sont intellectuels, on parle de savoir-faire. La technique renvoi aux instruments utilisés. </text:p>
            </text:list-header>
          </text:list>
        </text:list-item>
      </text:list>
      <text:p text:style-name="P4"/>
      <text:p text:style-name="P4">Question :</text:p>
      <text:p text:style-name="P4">Est-ce que le travail et la technique s’opposent à la nature ?</text:p>
      <text:p text:style-name="P4"/>
      <text:p text:style-name="P4"/>
      <text:list xml:id="list1801005488545906524" text:style-name="L2">
        <text:list-item>
          <text:p text:style-name="P7">Oui car la nature va opposer une résistance aux efforts de l’Homme, et fait que son travail va porter une certaine pénibilité </text:p>
          <text:list>
            <text:list-header>
              <text:p text:style-name="P7">Mill : « Soumettre les voix de la nature, non pas leur obéir » </text:p>
            </text:list-header>
          </text:list>
        </text:list-item>
        <text:list-item>
          <text:p text:style-name="P7">Mais la technique ne peut nier les lois naturelles </text:p>
          <text:list>
            <text:list-header>
              <text:p text:style-name="P7">Platon : « Si nous voulons que notre travail et notre technique soient efficaces, nous devons tenir compte des lois de la nature » </text:p>
            </text:list-header>
          </text:list>
          <text:p text:style-name="P7">Des fois, la technique implique les lois de la nature </text:p>
          <text:list text:continue-numbering="true">
            <text:list-header>
              <text:p text:style-name="P7">Bacon : « On ne triomphe de la nature qu’en lui obéissant » </text:p>
            </text:list-header>
          </text:list>
        </text:list-item>
        <text:list-item>
          <text:p text:style-name="P7">Le travail certes peut être pénible, mais il perfectionne l’Homme et lui permet de déployer ses capacités </text:p>
        </text:list-item>
      </text:list>
      <text:p text:style-name="P4"/>
      <text:p text:style-name="P4"/>
      <text:p text:style-name="P9"/>
      <text:p text:style-name="P13">Descartes </text:p>
      <text:p text:style-name="P9"/>
      <text:p text:style-name="P9">Il s’agit de « procurer, autant qu’il est en nous, le bien général de tous les hommes » </text:p>
      <text:p text:style-name="P9">// </text:p>
      <text:p text:style-name="P9">Il y a une restriction dans ce que dit Descartes </text:p>
      <text:list xml:id="list8496625680104960958" text:style-name="L3">
        <text:list-item>
          <text:p text:style-name="P10">« comme » </text:p>
        </text:list-item>
      </text:list>
      <text:p text:style-name="P9">// </text:p>
      <text:p text:style-name="P9"/>
      <text:p text:style-name="P9"/>
      <text:p text:style-name="P9">Hans Jonas </text:p>
      <text:p text:style-name="P9"/>
      <text:p text:style-name="P11">Texte qui porte sur le rapport entre technique et éthique </text:p>
      <text:p text:style-name="P11">Plusieurs citations, des allusions à Kant </text:p>
      <text:p text:style-name="P11"><text:tab/>La définition d’une maxime universelle : une maxime qui peut s’appliquer à tout le monde </text:p>
      <text:p text:style-name="P11">Points :</text:p>
      <text:list xml:id="list3765803797133096660" text:style-name="L4">
        <text:list-item>
          <text:p text:style-name="P12">Il n’y a pas de contraintes à compromettre les générations futures car elles n’existent pas encore </text:p>
        </text:list-item>
        <text:list-item>
          <text:p text:style-name="P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fc23" officeooo:paragraph-rsid="0005fc23"/>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hilosophie<text:tab/><text:tab/>Le travail et la technique</text:p>
      </style:header>
      <style:footer>
        <text:p text:style-name="Footer"><text:tab/><text:span text:style-name="MT1"><text:page-number text:select-page="current">1</text:page-number></text:span>/<text:span text:style-name="MT2"><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09:00:43.505000000</meta:creation-date>
    <dc:date>2019-06-07T15:37:22.919000000</dc:date>
    <meta:editing-duration>PT2M43S</meta:editing-duration>
    <meta:editing-cycles>4</meta:editing-cycles>
    <meta:generator>LibreOffice/5.1.6.2$Windows_x86 LibreOffice_project/07ac168c60a517dba0f0d7bc7540f5afa45f0909</meta:generator>
    <meta:document-statistic meta:table-count="0" meta:image-count="0" meta:object-count="0" meta:page-count="2" meta:paragraph-count="30" meta:word-count="354" meta:character-count="2015" meta:non-whitespace-character-count="1680"/>
  </office:meta>
</office:document-meta>
</file>